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Sans" svg:font-family="DejaVuSans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2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8.945cm"/>
      <style:paragraph-properties style:writing-mode="lr-tb"/>
    </style:style>
    <style:style style:name="gr3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gr4" style:family="graphic" style:parent-style-name="standard">
      <style:graphic-properties draw:stroke="none" draw:fill="none" fo:min-height="3.957cm"/>
      <style:paragraph-properties style:writing-mode="lr-tb"/>
    </style:style>
    <style:style style:name="gr5" style:family="graphic" style:parent-style-name="standard" style:list-style-name="L1">
      <style:graphic-properties draw:stroke="solid" svg:stroke-color="#000000" draw:fill="none" draw:fill-color="#e8e8e8" draw:opacity="100%" draw:textarea-horizontal-align="justify" draw:textarea-vertical-align="top" draw:auto-grow-height="false" fo:min-height="0.323cm" fo:min-width="4.141cm"/>
      <style:paragraph-properties style:writing-mode="lr-tb"/>
    </style:style>
    <style:style style:name="gr6" style:family="graphic" style:parent-style-name="standard">
      <style:graphic-properties draw:stroke="solid" svg:stroke-width="0.018cm" svg:stroke-color="#b0b0b0" draw:marker-start-width="0.185cm" draw:marker-end-width="0.185cm" svg:stroke-opacity="100%" draw:stroke-linejoin="round" svg:stroke-linecap="square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svg:stroke-width="0.018cm" draw:marker-start-width="0.227cm" draw:marker-end-width="0.227cm" svg:stroke-opacity="100%" draw:fill="solid" draw:fill-color="#000000"/>
    </style:style>
    <style:style style:name="gr8" style:family="graphic" style:parent-style-name="standard">
      <style:graphic-properties draw:stroke="solid" svg:stroke-width="0.018cm" svg:stroke-color="#000000" draw:marker-start-width="0.185cm" draw:marker-end-width="0.185cm" svg:stroke-opacity="100%" draw:stroke-linejoin="round" svg:stroke-linecap="butt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none" svg:stroke-width="0.018cm" draw:marker-start-width="0.227cm" draw:marker-end-width="0.227cm" svg:stroke-opacity="100%" draw:fill="none" draw:textarea-horizontal-align="left" draw:textarea-vertical-align="top" draw:auto-grow-height="true" draw:auto-grow-width="true" fo:min-height="0.244cm" fo:min-width="0.33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svg:stroke-opacity="100%" draw:fill="none" draw:textarea-horizontal-align="left" draw:textarea-vertical-align="top" draw:auto-grow-height="true" draw:auto-grow-width="true" fo:min-height="0.244cm" fo:min-width="0.34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svg:stroke-opacity="100%" draw:fill="none" draw:textarea-horizontal-align="left" draw:textarea-vertical-align="top" draw:auto-grow-height="true" draw:auto-grow-width="true" fo:min-height="0.244cm" fo:min-width="0.35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svg:stroke-opacity="100%" draw:fill="none" draw:textarea-horizontal-align="left" draw:textarea-vertical-align="top" draw:auto-grow-height="true" draw:auto-grow-width="true" fo:min-height="0.244cm" fo:min-width="0.35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svg:stroke-opacity="100%" draw:fill="none" draw:textarea-horizontal-align="left" draw:textarea-vertical-align="top" draw:auto-grow-height="true" draw:auto-grow-width="true" fo:min-height="0.244cm" fo:min-width="0.45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svg:stroke-opacity="100%" draw:fill="none" draw:textarea-horizontal-align="left" draw:textarea-vertical-align="top" draw:auto-grow-height="true" draw:auto-grow-width="true" fo:min-height="0.244cm" fo:min-width="0.45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svg:stroke-opacity="100%" draw:fill="none" draw:textarea-horizontal-align="left" draw:textarea-vertical-align="top" draw:auto-grow-height="true" draw:auto-grow-width="true" fo:min-height="0.243cm" fo:min-width="0.81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svg:stroke-opacity="100%" draw:fill="none" draw:textarea-horizontal-align="left" draw:textarea-vertical-align="top" draw:auto-grow-height="true" draw:auto-grow-width="true" fo:min-height="0.244cm" fo:min-width="0.22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018cm" draw:marker-start-width="0.227cm" draw:marker-end-width="0.227cm" svg:stroke-opacity="100%" draw:fill="none" draw:textarea-horizontal-align="left" draw:textarea-vertical-align="top" draw:auto-grow-height="true" draw:auto-grow-width="true" fo:min-height="0.243cm" fo:min-width="0.22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.018cm" svg:stroke-color="#000000" draw:marker-start-width="0.185cm" draw:marker-end-width="0.185cm" svg:stroke-opacity="100%" draw:stroke-linejoin="miter" svg:stroke-linecap="square" draw:fill="none" fo:padding-top="0.009cm" fo:padding-bottom="0.009cm" fo:padding-left="0.009cm" fo:padding-right="0.009cm"/>
    </style:style>
    <style:style style:name="gr19" style:family="graphic" style:parent-style-name="standard">
      <style:graphic-properties draw:stroke="none" svg:stroke-width="0.018cm" draw:marker-start-width="0.227cm" draw:marker-end-width="0.227cm" svg:stroke-opacity="100%" draw:fill="none" draw:textarea-horizontal-align="left" draw:textarea-vertical-align="top" draw:auto-grow-height="true" draw:auto-grow-width="true" fo:min-height="0.248cm" fo:min-width="1.2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svg:stroke-opacity="100%" draw:fill="none" draw:textarea-horizontal-align="left" draw:textarea-vertical-align="top" draw:auto-grow-height="true" draw:auto-grow-width="true" fo:min-height="0.314cm" fo:min-width="2.47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solid" svg:stroke-width="0.018cm" svg:stroke-color="#1f77b4" draw:marker-start-width="0.15cm" draw:marker-end-width="0.15cm" svg:stroke-opacity="100%" draw:stroke-linejoin="round" svg:stroke-linecap="square" draw:fill="none" fo:padding-top="0.01cm" fo:padding-bottom="0.01cm" fo:padding-left="0.01cm" fo:padding-right="0.01cm"/>
    </style:style>
    <style:style style:name="gr22" style:family="graphic" style:parent-style-name="standard">
      <style:graphic-properties draw:stroke="solid" svg:stroke-width="0.018cm" svg:stroke-color="#ff7f0e" draw:marker-start-width="0.15cm" draw:marker-end-width="0.15cm" svg:stroke-opacity="100%" draw:stroke-linejoin="round" svg:stroke-linecap="square" draw:fill="none" fo:padding-top="0.01cm" fo:padding-bottom="0.01cm" fo:padding-left="0.01cm" fo:padding-right="0.01cm"/>
    </style:style>
    <style:style style:name="gr23" style:family="graphic" style:parent-style-name="standard">
      <style:graphic-properties draw:stroke="solid" svg:stroke-width="0.018cm" svg:stroke-color="#2ca02c" draw:marker-start-width="0.15cm" draw:marker-end-width="0.15cm" svg:stroke-opacity="100%" draw:stroke-linejoin="round" svg:stroke-linecap="square" draw:fill="none" fo:padding-top="0.01cm" fo:padding-bottom="0.01cm" fo:padding-left="0.01cm" fo:padding-right="0.01cm"/>
    </style:style>
    <style:style style:name="gr24" style:family="graphic" style:parent-style-name="standard">
      <style:graphic-properties draw:stroke="solid" svg:stroke-width="0.018cm" svg:stroke-color="#d62728" draw:marker-start-width="0.15cm" draw:marker-end-width="0.15cm" svg:stroke-opacity="100%" draw:stroke-linejoin="round" svg:stroke-linecap="square" draw:fill="none" fo:padding-top="0.01cm" fo:padding-bottom="0.01cm" fo:padding-left="0.01cm" fo:padding-right="0.01cm"/>
    </style:style>
    <style:style style:name="gr25" style:family="graphic" style:parent-style-name="standard">
      <style:graphic-properties draw:stroke="solid" svg:stroke-width="0.018cm" svg:stroke-color="#9467bd" draw:marker-start-width="0.15cm" draw:marker-end-width="0.15cm" svg:stroke-opacity="100%" draw:stroke-linejoin="round" svg:stroke-linecap="square" draw:fill="none" fo:padding-top="0.01cm" fo:padding-bottom="0.01cm" fo:padding-left="0.01cm" fo:padding-right="0.01cm"/>
    </style:style>
    <style:style style:name="gr26" style:family="graphic" style:parent-style-name="standard">
      <style:graphic-properties draw:stroke="solid" svg:stroke-width="0.018cm" svg:stroke-color="#8c564b" draw:marker-start-width="0.15cm" draw:marker-end-width="0.15cm" svg:stroke-opacity="100%" draw:stroke-linejoin="round" svg:stroke-linecap="square" draw:fill="none" fo:padding-top="0.01cm" fo:padding-bottom="0.01cm" fo:padding-left="0.01cm" fo:padding-right="0.01cm"/>
    </style:style>
    <style:style style:name="gr27" style:family="graphic" style:parent-style-name="standard">
      <style:graphic-properties draw:stroke="solid" svg:stroke-width="0.018cm" svg:stroke-color="#e377c2" draw:marker-start-width="0.15cm" draw:marker-end-width="0.15cm" svg:stroke-opacity="100%" draw:stroke-linejoin="round" svg:stroke-linecap="square" draw:fill="none" fo:padding-top="0.01cm" fo:padding-bottom="0.01cm" fo:padding-left="0.01cm" fo:padding-right="0.01cm"/>
    </style:style>
    <style:style style:name="gr28" style:family="graphic" style:parent-style-name="standard">
      <style:graphic-properties draw:stroke="solid" svg:stroke-width="0.018cm" svg:stroke-color="#7f7f7f" draw:marker-start-width="0.15cm" draw:marker-end-width="0.15cm" svg:stroke-opacity="100%" draw:stroke-linejoin="round" svg:stroke-linecap="square" draw:fill="none" fo:padding-top="0.01cm" fo:padding-bottom="0.01cm" fo:padding-left="0.01cm" fo:padding-right="0.01cm"/>
    </style:style>
    <style:style style:name="gr29" style:family="graphic" style:parent-style-name="standard">
      <style:graphic-properties draw:stroke="solid" svg:stroke-width="0.018cm" svg:stroke-color="#bcbd22" draw:marker-start-width="0.15cm" draw:marker-end-width="0.15cm" svg:stroke-opacity="100%" draw:stroke-linejoin="round" svg:stroke-linecap="square" draw:fill="none" fo:padding-top="0.01cm" fo:padding-bottom="0.01cm" fo:padding-left="0.01cm" fo:padding-right="0.01cm"/>
    </style:style>
    <style:style style:name="gr30" style:family="graphic" style:parent-style-name="standard">
      <style:graphic-properties draw:stroke="solid" svg:stroke-width="0.018cm" svg:stroke-color="#17becf" draw:marker-start-width="0.15cm" draw:marker-end-width="0.15cm" svg:stroke-opacity="100%" draw:stroke-linejoin="round" svg:stroke-linecap="square" draw:fill="none" fo:padding-top="0.01cm" fo:padding-bottom="0.01cm" fo:padding-left="0.01cm" fo:padding-right="0.01cm"/>
    </style:style>
    <style:style style:name="gr31" style:family="graphic" style:parent-style-name="standard">
      <style:graphic-properties draw:stroke="solid" svg:stroke-width="0.018cm" svg:stroke-color="#000000" draw:marker-start-width="0.15cm" draw:marker-end-width="0.15cm" svg:stroke-opacity="100%" draw:stroke-linejoin="round" svg:stroke-linecap="square" draw:fill="none" fo:padding-top="0.01cm" fo:padding-bottom="0.01cm" fo:padding-left="0.01cm" fo:padding-right="0.01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4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fo:text-align="start" style:writing-mode="lr-tb"/>
      <style:text-properties fo:font-size="8pt"/>
    </style:style>
    <style:style style:name="P10" style:family="paragraph">
      <loext:graphic-properties draw:fill="none"/>
      <style:text-properties style:font-name="Liberation Serif" fo:font-size="6pt"/>
    </style:style>
    <style:style style:name="P11" style:family="paragraph">
      <loext:graphic-properties draw:fill="solid" draw:fill-color="#000000"/>
      <style:text-properties style:font-name="Liberation Serif" fo:font-size="6pt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4" style:family="paragraph">
      <loext:graphic-properties draw:fill="none"/>
      <style:paragraph-properties fo:text-align="start" style:writing-mode="lr-tb"/>
      <style:text-properties style:font-name="Liberation Serif" fo:font-size="8pt" style:font-size-asian="8pt" style:font-size-complex="8pt"/>
    </style:style>
    <style:style style:name="T1" style:family="text">
      <style:text-properties fo:font-size="8pt" fo:font-weight="normal" style:font-weight-asian="normal" style:font-weight-complex="normal"/>
    </style:style>
    <style:style style:name="T2" style:family="text">
      <style:text-properties fo:font-size="6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bold" style:font-weight-asian="bold" style:font-weight-complex="bold"/>
    </style:style>
    <style:style style:name="T5" style:family="text">
      <style:text-properties fo:font-size="8pt"/>
    </style:style>
    <style:style style:name="T6" style:family="text">
      <style:text-properties fo:color="#000000" fo:font-size="8pt" fo:font-weight="normal" style:font-weight-asian="normal" style:font-weight-complex="normal"/>
    </style:style>
    <style:style style:name="T7" style:family="text">
      <style:text-properties fo:color="#7f7f7f" fo:font-size="8pt"/>
    </style:style>
    <style:style style:name="T8" style:family="text">
      <style:text-properties fo:color="#e8e8e8" fo:font-size="8pt"/>
    </style:style>
    <style:style style:name="T9" style:family="text">
      <style:text-properties fo:color="#000000" fo:font-size="8pt" fo:font-weight="bold" style:font-weight-asian="bold" style:font-weight-complex="bold"/>
    </style:style>
    <style:style style:name="T10" style:family="text">
      <style:text-properties fo:color="#000000" style:font-name="Liberation Serif" fo:font-size="6pt" style:font-size-asian="10pt" style:font-name-complex="DejaVuSans1" style:font-size-complex="10pt"/>
    </style:style>
    <style:style style:name="T11" style:family="text">
      <style:text-properties fo:color="#000000" style:font-name="Liberation Serif" fo:font-size="8pt" style:font-size-asian="8pt" style:font-name-complex="DejaVuSans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906cm" svg:height="1.57cm" svg:x="1.153cm" svg:y="1.081cm">
          <text:p text:style-name="P1"><text:span text:style-name="T1">Internet-of-Things (IoT) in Smart Cities and Industry 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9.445cm" svg:height="0.508cm" svg:x="1.384cm" svg:y="1.724cm">
          <text:p text:style-name="P3"><text:span text:style-name="T2">Neural network accelerators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2.192cm" svg:height="0.57cm" svg:x="0cm" svg:y="0cm">
          <draw:text-box>
            <text:p text:style-name="P5"><text:span text:style-name="T3">Expansion of IoT and TinyML: Requirements, Accelerators, and Challenges</text:span></text:p>
          </draw:text-box>
        </draw:frame>
        <draw:frame draw:style-name="gr4" draw:text-style-name="P9" draw:layer="layout" svg:width="6.715cm" svg:height="4.207cm" svg:x="0.005cm" svg:y="3.276cm">
          <draw:text-box>
            <text:p text:style-name="P7"><text:span text:style-name="T4">Aspects for long-term sustainability:</text:span></text:p>
            <text:p text:style-name="P8"><text:span text:style-name="T5"/></text:p>
            <text:list text:style-name="L2">
              <text:list-header>
                <text:p><text:span text:style-name="T6">Energy and resource efficiency</text:span></text:p>
                <text:p><text:span text:style-name="T7"/></text:p>
                <text:p><text:span text:style-name="T6">Quality preservation</text:span></text:p>
                <text:p><text:span text:style-name="T8"/></text:p>
                <text:p><text:span text:style-name="T6">Application versatility</text:span></text:p>
                <text:p><text:span text:style-name="T8"/></text:p>
                <text:p><text:span text:style-name="T6">Platform compatibility</text:span></text:p>
                <text:p><text:span text:style-name="T8"/></text:p>
                <text:p><text:span text:style-name="T9">On-device training</text:span></text:p>
              </text:list-header>
            </text:list>
          </draw:text-box>
        </draw:frame>
        <draw:custom-shape draw:style-name="gr5" draw:text-style-name="P2" draw:layer="layout" svg:width="4.703cm" svg:height="0.635cm" svg:x="0.615cm" svg:y="6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0" draw:layer="layout" svg:x1="7.394cm" svg:y1="6.689cm" svg:x2="7.394cm" svg:y2="3.531cm">
          <text:p/>
        </draw:line>
        <draw:polygon draw:style-name="gr7" draw:text-style-name="P11" draw:layer="layout" svg:width="0cm" svg:height="0.041cm" svg:x="7.394cm" svg:y="6.688cm" svg:viewBox="0 0 0 42" draw:points="0,0 0,42">
          <text:p/>
        </draw:polygon>
        <draw:line draw:style-name="gr8" draw:text-style-name="P10" draw:layer="layout" svg:x1="7.394cm" svg:y1="6.688cm" svg:x2="7.394cm" svg:y2="6.73cm">
          <text:p/>
        </draw:line>
        <draw:line draw:style-name="gr6" draw:text-style-name="P10" draw:layer="layout" svg:x1="8.199cm" svg:y1="6.689cm" svg:x2="8.199cm" svg:y2="3.531cm">
          <text:p/>
        </draw:line>
        <draw:polygon draw:style-name="gr7" draw:text-style-name="P11" draw:layer="layout" svg:width="0cm" svg:height="0.041cm" svg:x="8.199cm" svg:y="6.688cm" svg:viewBox="0 0 0 42" draw:points="0,0 0,42">
          <text:p/>
        </draw:polygon>
        <draw:line draw:style-name="gr8" draw:text-style-name="P10" draw:layer="layout" svg:x1="8.199cm" svg:y1="6.688cm" svg:x2="8.199cm" svg:y2="6.73cm">
          <text:p/>
        </draw:line>
        <draw:frame draw:style-name="gr9" draw:text-style-name="P13" draw:layer="layout" svg:width="0.333cm" svg:height="0.244cm" svg:x="7.282cm" svg:y="6.752cm">
          <draw:text-box>
            <text:p text:style-name="P12"><text:span text:style-name="T10">200</text:span></text:p>
          </draw:text-box>
        </draw:frame>
        <draw:line draw:style-name="gr6" draw:text-style-name="P10" draw:layer="layout" svg:x1="9.003cm" svg:y1="6.689cm" svg:x2="9.003cm" svg:y2="3.531cm">
          <text:p/>
        </draw:line>
        <draw:polygon draw:style-name="gr7" draw:text-style-name="P11" draw:layer="layout" svg:width="0cm" svg:height="0.041cm" svg:x="9.003cm" svg:y="6.688cm" svg:viewBox="0 0 0 42" draw:points="0,0 0,42">
          <text:p/>
        </draw:polygon>
        <draw:line draw:style-name="gr8" draw:text-style-name="P10" draw:layer="layout" svg:x1="9.003cm" svg:y1="6.688cm" svg:x2="9.003cm" svg:y2="6.73cm">
          <text:p/>
        </draw:line>
        <draw:frame draw:style-name="gr10" draw:text-style-name="P13" draw:layer="layout" svg:width="0.345cm" svg:height="0.244cm" svg:x="8.082cm" svg:y="6.752cm">
          <draw:text-box>
            <text:p text:style-name="P12"><text:span text:style-name="T10">400</text:span></text:p>
          </draw:text-box>
        </draw:frame>
        <draw:line draw:style-name="gr6" draw:text-style-name="P10" draw:layer="layout" svg:x1="9.807cm" svg:y1="6.689cm" svg:x2="9.807cm" svg:y2="3.531cm">
          <text:p/>
        </draw:line>
        <draw:polygon draw:style-name="gr7" draw:text-style-name="P11" draw:layer="layout" svg:width="0cm" svg:height="0.041cm" svg:x="9.807cm" svg:y="6.688cm" svg:viewBox="0 0 0 42" draw:points="0,0 0,42">
          <text:p/>
        </draw:polygon>
        <draw:line draw:style-name="gr8" draw:text-style-name="P10" draw:layer="layout" svg:x1="9.807cm" svg:y1="6.688cm" svg:x2="9.807cm" svg:y2="6.73cm">
          <text:p/>
        </draw:line>
        <draw:frame draw:style-name="gr11" draw:text-style-name="P13" draw:layer="layout" svg:width="0.351cm" svg:height="0.244cm" svg:x="8.885cm" svg:y="6.752cm">
          <draw:text-box>
            <text:p text:style-name="P12"><text:span text:style-name="T10">600</text:span></text:p>
          </draw:text-box>
        </draw:frame>
        <draw:line draw:style-name="gr6" draw:text-style-name="P10" draw:layer="layout" svg:x1="10.612cm" svg:y1="6.689cm" svg:x2="10.612cm" svg:y2="3.531cm">
          <text:p/>
        </draw:line>
        <draw:polygon draw:style-name="gr7" draw:text-style-name="P11" draw:layer="layout" svg:width="0cm" svg:height="0.041cm" svg:x="10.612cm" svg:y="6.688cm" svg:viewBox="0 0 0 42" draw:points="0,0 0,42">
          <text:p/>
        </draw:polygon>
        <draw:line draw:style-name="gr8" draw:text-style-name="P10" draw:layer="layout" svg:x1="10.612cm" svg:y1="6.688cm" svg:x2="10.612cm" svg:y2="6.73cm">
          <text:p/>
        </draw:line>
        <draw:frame draw:style-name="gr12" draw:text-style-name="P13" draw:layer="layout" svg:width="0.356cm" svg:height="0.244cm" svg:x="9.681cm" svg:y="6.752cm">
          <draw:text-box>
            <text:p text:style-name="P12"><text:span text:style-name="T10">800</text:span></text:p>
          </draw:text-box>
        </draw:frame>
        <draw:line draw:style-name="gr6" draw:text-style-name="P10" draw:layer="layout" svg:x1="11.416cm" svg:y1="6.689cm" svg:x2="11.416cm" svg:y2="3.531cm">
          <text:p/>
        </draw:line>
        <draw:polygon draw:style-name="gr7" draw:text-style-name="P11" draw:layer="layout" svg:width="0cm" svg:height="0.041cm" svg:x="11.416cm" svg:y="6.688cm" svg:viewBox="0 0 0 42" draw:points="0,0 0,42">
          <text:p/>
        </draw:polygon>
        <draw:line draw:style-name="gr8" draw:text-style-name="P10" draw:layer="layout" svg:x1="11.416cm" svg:y1="6.688cm" svg:x2="11.416cm" svg:y2="6.73cm">
          <text:p/>
        </draw:line>
        <draw:frame draw:style-name="gr13" draw:text-style-name="P13" draw:layer="layout" svg:width="0.454cm" svg:height="0.244cm" svg:x="10.453cm" svg:y="6.752cm">
          <draw:text-box>
            <text:p text:style-name="P12"><text:span text:style-name="T10">1000</text:span></text:p>
          </draw:text-box>
        </draw:frame>
        <draw:frame draw:style-name="gr14" draw:text-style-name="P13" draw:layer="layout" svg:width="0.453cm" svg:height="0.244cm" svg:x="11.266cm" svg:y="6.752cm">
          <draw:text-box>
            <text:p text:style-name="P12"><text:span text:style-name="T10">1200</text:span></text:p>
          </draw:text-box>
        </draw:frame>
        <draw:line draw:style-name="gr6" draw:text-style-name="P10" draw:layer="layout" svg:x1="7.193cm" svg:y1="6.314cm" svg:x2="11.618cm" svg:y2="6.314cm">
          <text:p/>
        </draw:line>
        <draw:polygon draw:style-name="gr7" draw:text-style-name="P11" draw:layer="layout" svg:width="0.043cm" svg:height="0cm" svg:x="7.15cm" svg:y="6.314cm" svg:viewBox="0 0 44 0" draw:points="44,0 0,0">
          <text:p/>
        </draw:polygon>
        <draw:line draw:style-name="gr8" draw:text-style-name="P10" draw:layer="layout" svg:x1="7.194cm" svg:y1="6.314cm" svg:x2="7.15cm" svg:y2="6.314cm">
          <text:p/>
        </draw:line>
        <draw:frame draw:style-name="gr15" draw:text-style-name="P13" draw:layer="layout" svg:width="0.818cm" svg:height="0.243cm" svg:x="9.198cm" svg:y="7.069cm">
          <draw:text-box>
            <text:p text:style-name="P12"><text:span text:style-name="T10">Iterations</text:span></text:p>
          </draw:text-box>
        </draw:frame>
        <draw:line draw:style-name="gr6" draw:text-style-name="P10" draw:layer="layout" svg:x1="7.193cm" svg:y1="5.654cm" svg:x2="11.618cm" svg:y2="5.654cm">
          <text:p/>
        </draw:line>
        <draw:polygon draw:style-name="gr7" draw:text-style-name="P11" draw:layer="layout" svg:width="0.043cm" svg:height="0cm" svg:x="7.15cm" svg:y="5.654cm" svg:viewBox="0 0 44 0" draw:points="44,0 0,0">
          <text:p/>
        </draw:polygon>
        <draw:line draw:style-name="gr8" draw:text-style-name="P10" draw:layer="layout" svg:x1="7.194cm" svg:y1="5.654cm" svg:x2="7.15cm" svg:y2="5.654cm">
          <text:p/>
        </draw:line>
        <draw:frame draw:style-name="gr16" draw:text-style-name="P13" draw:layer="layout" svg:width="0.229cm" svg:height="0.244cm" svg:x="6.882cm" svg:y="6.182cm">
          <draw:text-box>
            <text:p text:style-name="P12"><text:span text:style-name="T10">20</text:span></text:p>
          </draw:text-box>
        </draw:frame>
        <draw:line draw:style-name="gr6" draw:text-style-name="P10" draw:layer="layout" svg:x1="7.193cm" svg:y1="4.994cm" svg:x2="11.618cm" svg:y2="4.994cm">
          <text:p/>
        </draw:line>
        <draw:polygon draw:style-name="gr7" draw:text-style-name="P11" draw:layer="layout" svg:width="0.043cm" svg:height="0cm" svg:x="7.15cm" svg:y="4.994cm" svg:viewBox="0 0 44 0" draw:points="44,0 0,0">
          <text:p/>
        </draw:polygon>
        <draw:line draw:style-name="gr8" draw:text-style-name="P10" draw:layer="layout" svg:x1="7.194cm" svg:y1="4.994cm" svg:x2="7.15cm" svg:y2="4.994cm">
          <text:p/>
        </draw:line>
        <draw:frame draw:style-name="gr17" draw:text-style-name="P13" draw:layer="layout" svg:width="0.229cm" svg:height="0.243cm" svg:x="6.882cm" svg:y="5.529cm">
          <draw:text-box>
            <text:p text:style-name="P12"><text:span text:style-name="T10">40</text:span></text:p>
          </draw:text-box>
        </draw:frame>
        <draw:line draw:style-name="gr6" draw:text-style-name="P10" draw:layer="layout" svg:x1="7.193cm" svg:y1="4.334cm" svg:x2="11.618cm" svg:y2="4.334cm">
          <text:p/>
        </draw:line>
        <draw:polygon draw:style-name="gr7" draw:text-style-name="P11" draw:layer="layout" svg:width="0.043cm" svg:height="0cm" svg:x="7.15cm" svg:y="4.334cm" svg:viewBox="0 0 44 0" draw:points="44,0 0,0">
          <text:p/>
        </draw:polygon>
        <draw:line draw:style-name="gr8" draw:text-style-name="P10" draw:layer="layout" svg:x1="7.194cm" svg:y1="4.334cm" svg:x2="7.15cm" svg:y2="4.334cm">
          <text:p/>
        </draw:line>
        <draw:frame draw:style-name="gr17" draw:text-style-name="P13" draw:layer="layout" svg:width="0.229cm" svg:height="0.243cm" svg:x="6.882cm" svg:y="4.861cm">
          <draw:text-box>
            <text:p text:style-name="P12"><text:span text:style-name="T10">60</text:span></text:p>
          </draw:text-box>
        </draw:frame>
        <draw:line draw:style-name="gr6" draw:text-style-name="P10" draw:layer="layout" svg:x1="7.193cm" svg:y1="3.674cm" svg:x2="11.618cm" svg:y2="3.674cm">
          <text:p/>
        </draw:line>
        <draw:polygon draw:style-name="gr7" draw:text-style-name="P11" draw:layer="layout" svg:width="0.043cm" svg:height="0cm" svg:x="7.15cm" svg:y="3.674cm" svg:viewBox="0 0 44 0" draw:points="44,0 0,0">
          <text:p/>
        </draw:polygon>
        <draw:line draw:style-name="gr8" draw:text-style-name="P10" draw:layer="layout" svg:x1="7.194cm" svg:y1="3.674cm" svg:x2="7.15cm" svg:y2="3.674cm">
          <text:p/>
        </draw:line>
        <draw:frame draw:style-name="gr17" draw:text-style-name="P13" draw:layer="layout" svg:width="0.229cm" svg:height="0.243cm" svg:x="6.882cm" svg:y="4.205cm">
          <draw:text-box>
            <text:p text:style-name="P12"><text:span text:style-name="T10">80</text:span></text:p>
          </draw:text-box>
        </draw:frame>
        <draw:frame draw:style-name="gr12" draw:text-style-name="P13" draw:layer="layout" svg:width="0.356cm" svg:height="0.244cm" svg:x="6.805cm" svg:y="3.543cm">
          <draw:text-box>
            <text:p text:style-name="P12"><text:span text:style-name="T10">100</text:span></text:p>
          </draw:text-box>
        </draw:frame>
        <draw:line draw:style-name="gr18" draw:text-style-name="P10" draw:layer="layout" svg:x1="7.193cm" svg:y1="6.689cm" svg:x2="7.193cm" svg:y2="3.531cm">
          <text:p/>
        </draw:line>
        <draw:line draw:style-name="gr18" draw:text-style-name="P10" draw:layer="layout" svg:x1="11.618cm" svg:y1="6.689cm" svg:x2="11.618cm" svg:y2="3.531cm">
          <text:p/>
        </draw:line>
        <draw:line draw:style-name="gr18" draw:text-style-name="P10" draw:layer="layout" svg:x1="7.193cm" svg:y1="6.688cm" svg:x2="11.618cm" svg:y2="6.688cm">
          <text:p/>
        </draw:line>
        <draw:line draw:style-name="gr18" draw:text-style-name="P10" draw:layer="layout" svg:x1="7.193cm" svg:y1="3.531cm" svg:x2="11.618cm" svg:y2="3.531cm">
          <text:p/>
        </draw:line>
        <draw:frame draw:style-name="gr19" draw:text-style-name="P13" draw:layer="layout" svg:width="1.22cm" svg:height="0.248cm" draw:transform="rotate (1.5707963267949) translate (6.539cm 5.791cm)">
          <draw:text-box>
            <text:p text:style-name="P12"><text:span text:style-name="T10">Accuracy (%)</text:span></text:p>
          </draw:text-box>
        </draw:frame>
        <draw:frame draw:style-name="gr20" draw:text-style-name="P14" draw:layer="layout" svg:width="2.479cm" svg:height="0.314cm" svg:x="8.261cm" svg:y="3.05cm">
          <draw:text-box>
            <text:p text:style-name="P12"><text:span text:style-name="T11">Iterative optimization</text:span></text:p>
          </draw:text-box>
        </draw:frame>
        <draw:polyline draw:style-name="gr21" draw:text-style-name="P10" draw:layer="layout" svg:width="4.019cm" svg:height="2.737cm" svg:x="7.397cm" svg:y="3.675cm" svg:viewBox="0 0 4020 2738" draw:points="0,2738 402,1287 804,561 1206,132 1608,66 2010,0 2412,0 2814,33 3216,0 3618,66 4020,33">
          <text:p/>
        </draw:polyline>
        <draw:polyline draw:style-name="gr22" draw:text-style-name="P10" draw:layer="layout" svg:width="4.019cm" svg:height="2.671cm" svg:x="7.397cm" svg:y="3.675cm" svg:viewBox="0 0 4020 2672" draw:points="0,2672 402,1320 804,726 1206,198 1608,66 2010,33 2412,33 2814,0 3216,0 3618,0 4020,0">
          <text:p/>
        </draw:polyline>
        <draw:polyline draw:style-name="gr23" draw:text-style-name="P10" draw:layer="layout" svg:width="4.019cm" svg:height="2.77cm" svg:x="7.397cm" svg:y="3.675cm" svg:viewBox="0 0 4020 2771" draw:points="0,2771 402,1221 804,627 1206,165 1608,66 2010,0 2412,0 2814,0 3216,0 3618,0 4020,0">
          <text:p/>
        </draw:polyline>
        <draw:polyline draw:style-name="gr24" draw:text-style-name="P10" draw:layer="layout" svg:width="4.019cm" svg:height="2.869cm" svg:x="7.397cm" svg:y="3.675cm" svg:viewBox="0 0 4020 2870" draw:points="0,2870 402,1221 804,561 1206,231 1608,99 2010,0 2412,33 2814,0 3216,33 3618,0 4020,33">
          <text:p/>
        </draw:polyline>
        <draw:polyline draw:style-name="gr25" draw:text-style-name="P10" draw:layer="layout" svg:width="4.019cm" svg:height="2.902cm" svg:x="7.397cm" svg:y="3.675cm" svg:viewBox="0 0 4020 2903" draw:points="0,2903 402,1452 804,594 1206,165 1608,66 2010,66 2412,0 2814,0 3216,0 3618,66 4020,0">
          <text:p/>
        </draw:polyline>
        <draw:polyline draw:style-name="gr26" draw:text-style-name="P10" draw:layer="layout" svg:width="4.019cm" svg:height="2.836cm" svg:x="7.397cm" svg:y="3.675cm" svg:viewBox="0 0 4020 2837" draw:points="0,2837 402,1452 804,627 1206,198 1608,66 2010,33 2412,0 2814,0 3216,0 3618,0 4020,0">
          <text:p/>
        </draw:polyline>
        <draw:polyline draw:style-name="gr27" draw:text-style-name="P10" draw:layer="layout" svg:width="4.019cm" svg:height="2.869cm" svg:x="7.397cm" svg:y="3.675cm" svg:viewBox="0 0 4020 2870" draw:points="0,2870 402,1452 804,693 1206,198 1608,99 2010,33 2412,0 2814,0 3216,0 3618,0 4020,0">
          <text:p/>
        </draw:polyline>
        <draw:polyline draw:style-name="gr28" draw:text-style-name="P10" draw:layer="layout" svg:width="4.019cm" svg:height="2.836cm" svg:x="7.397cm" svg:y="3.675cm" svg:viewBox="0 0 4020 2837" draw:points="0,2837 402,1419 804,792 1206,396 1608,99 2010,99 2412,66 2814,0 3216,33 3618,33 4020,0">
          <text:p/>
        </draw:polyline>
        <draw:polyline draw:style-name="gr29" draw:text-style-name="P10" draw:layer="layout" svg:width="4.019cm" svg:height="2.737cm" svg:x="7.397cm" svg:y="3.675cm" svg:viewBox="0 0 4020 2738" draw:points="0,2738 402,1419 804,693 1206,231 1608,231 2010,33 2412,0 2814,33 3216,0 3618,0 4020,0">
          <text:p/>
        </draw:polyline>
        <draw:polyline draw:style-name="gr30" draw:text-style-name="P10" draw:layer="layout" svg:width="4.019cm" svg:height="2.803cm" svg:x="7.397cm" svg:y="3.675cm" svg:viewBox="0 0 4020 2804" draw:points="0,2804 402,1550 804,792 1206,462 1608,231 2010,198 2412,33 2814,99 3216,33 3618,0 4020,0">
          <text:p/>
        </draw:polyline>
        <draw:polyline draw:style-name="gr21" draw:text-style-name="P10" draw:layer="layout" svg:width="4.019cm" svg:height="2.803cm" svg:x="7.397cm" svg:y="3.708cm" svg:viewBox="0 0 4020 2804" draw:points="0,2804 402,1748 804,825 1206,495 1608,396 2010,363 2412,297 2814,198 3216,231 3618,99 4020,0">
          <text:p/>
        </draw:polyline>
        <draw:polyline draw:style-name="gr31" draw:text-style-name="P10" draw:layer="layout" svg:width="4.019cm" svg:height="2.341cm" svg:x="7.397cm" svg:y="4.235cm" svg:viewBox="0 0 4020 2342" draw:points="0,2342 402,1682 804,824 1206,528 1608,264 2010,231 2412,165 2814,66 3216,0 3618,66 4020,33">
          <text:p/>
        </draw:poly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Sans" svg:font-family="DejaVuSans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6:24:56.405953242</dc:date>
    <meta:editing-duration>PT3H42M15S</meta:editing-duration>
    <meta:editing-cycles>42</meta:editing-cycles>
    <meta:generator>LibreOffice/6.4.7.2$Linux_X86_64 LibreOffice_project/40$Build-2</meta:generator>
    <meta:document-statistic meta:object-count="68"/>
  </office:meta>
</office:document-meta>
</file>